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6.015cm" fo:break-before="auto" style:use-optimal-row-height="true"/>
    </style:style>
    <style:style style:name="ro9" style:family="table-row">
      <style:table-row-properties style:row-height="8.343cm" fo:break-before="auto" style:use-optimal-row-height="true"/>
    </style:style>
    <style:style style:name="ro10" style:family="table-row">
      <style:table-row-properties style:row-height="0.953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0.547cm" fo:break-before="auto" style:use-optimal-row-height="true"/>
    </style:style>
    <style:style style:name="ro13" style:family="table-row">
      <style:table-row-properties style:row-height="3.175cm" fo:break-before="auto" style:use-optimal-row-height="true"/>
    </style:style>
    <style:style style:name="ro14" style:family="table-row">
      <style:table-row-properties style:row-height="0.452cm" fo:break-before="auto" style:use-optimal-row-height="true"/>
    </style:style>
    <style:style style:name="ro15" style:family="table-row">
      <style:table-row-properties style:row-height="1.729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47"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1.F4"/>
      <style:map style:condition="cell-content()=&quot;Non&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56"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1.F4"/>
      <style:map style:condition="cell-content()=&quot;Non&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2.F4"/>
      <style:map style:condition="cell-content()=&quot;Non&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4"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2.F4"/>
      <style:map style:condition="cell-content()=&quot;Non&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3.F4"/>
      <style:map style:condition="cell-content()=&quot;Non&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6"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3.F4"/>
      <style:map style:condition="cell-content()=&quot;Non&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4.F4"/>
      <style:map style:condition="cell-content()=&quot;Non&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8"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4.F4"/>
      <style:map style:condition="cell-content()=&quot;Non&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5.F4"/>
      <style:map style:condition="cell-content()=&quot;Non&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0"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5.F4"/>
      <style:map style:condition="cell-content()=&quot;Non&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6.F4"/>
      <style:map style:condition="cell-content()=&quot;Non&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2"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6.F4"/>
      <style:map style:condition="cell-content()=&quot;Non&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7.F4"/>
      <style:map style:condition="cell-content()=&quot;Non&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5"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7.F4"/>
      <style:map style:condition="cell-content()=&quot;Non&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8.F4"/>
      <style:map style:condition="cell-content()=&quot;Non&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7"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8.F4"/>
      <style:map style:condition="cell-content()=&quot;Non&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9.F4"/>
      <style:map style:condition="cell-content()=&quot;Non&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19"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9.F4"/>
      <style:map style:condition="cell-content()=&quot;Non&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10.F4"/>
      <style:map style:condition="cell-content()=&quot;Non&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21"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10.F4"/>
      <style:map style:condition="cell-content()=&quot;Non&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9"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Oui&quot;;&quot;Non&quot;;&quot;NA&quot;;&quot;NT&quot;)" table:allow-empty-cell="false" table:display-list="unsorted" table:base-cell-address="'Règles (modèle)'.F4">
          <table:error-message table:message-type="stop" table:display="true"/>
        </table:content-validation>
      </table:content-validations>
      <table:table table:name="Mode d'emploi" table:style-name="ta1">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0" calcext:value-type="string" table:number-columns-spanned="5" table:number-rows-spanned="1">
            <text:p>RGAA 4.1 – Grille d’audit flash (checklist) – version 1.0</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7" office:value-type="string" calcext:value-type="string">
            <text:p>Copsaé</text:p>
          </table:table-cell>
          <table:table-cell table:style-name="ce27" office:value-type="string" calcext:value-type="string" table:number-columns-spanned="3" table:number-rows-spanned="1">
            <text:p><text:a xlink:href="https://www.copsae.fr/" xlink:type="simple">https://www.copsae.fr/</text:a></text:p>
          </table:table-cell>
          <table:covered-table-cell table:style-name="ce27"/>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6">
          <table:table-cell table:style-name="ce11"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10 pages : </text:span>La grille a été prévue pour 10 pages mais vous pouvez en ajouter autant que vous voulez ou en supprimer. Pour cela, il faudra modifier les onglets « Échantillon » et « Calculs ». Il faudra également soit supprimer les onglets « PXX » en trop ou en ajouter en dupliquant le dernier. Nous conseillons d’utiliser la page 1 pour analyser les éléments transverses à toutes les pages (en-tête, pied de page, etc.) afin d’éviter de les analyser dans chaque page.</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et non de « Statut ». Les valeurs possibles sont donc :</text:p>
            <text:p/>
            <text:p>– « <text:span text:style-name="T1">Oui</text:span> » : Au moins un problème est relevé dans la page pour la règle en question ;</text:p>
            <text:p><text:span text:style-name="T2">– </text:span>« <text:span text:style-name="T1">Non</text:span> » : Aucun problème n’a été détecté dans la page pour la règle en question (ce qui ne veut pas dire qu’il n’y en a pas pour les critères RGAA concernés mais que, via l’audit flash, l’auditeur ou l’auditrice n’en a pas détecté) ;</text:p>
            <text:p><text:span text:style-name="T2">–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2">–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2">–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2">–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Si la règle est non applicable pour raison d’exemption ou dérogation</text:span><text:span text:style-name="T3">, il est préférable d’indiquer les problèmes concernés dans la colonne listant les problèmes relevés.</text:span></text:p>
          </table:table-cell>
          <table:covered-table-cell table:number-columns-repeated="4"/>
          <table:table-cell table:number-columns-repeated="1019"/>
        </table:table-row>
        <table:table-row table:style-name="ro3" table:number-rows-repeated="1048555">
          <table:table-cell table:number-columns-repeated="1024"/>
        </table:table-row>
        <table:table-row table:style-name="ro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0" calcext:value-type="string" table:number-columns-spanned="5" table:number-rows-spanned="1">
            <text:p>RGAA 4.1 – Grille d’audit flash (checklist) – version 1.0</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0">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0">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1">
          <table:table-cell table:style-name="ce11" office:value-type="string" calcext:value-type="string" table:number-columns-spanned="5" table:number-rows-spanned="1">
            <text:p><text:span text:style-name="T2">– </text:span><text:span text:style-name="T4">Utilisation commerciale :</text:span><text:span text:style-name="T5"> Le matériel sous licence et ses dérivés peuvent être utilisés à des fins commerciales.</text:span></text:p>
            <text:p><text:span text:style-name="T2">– </text:span><text:span text:style-name="T4">Modification :</text:span><text:span text:style-name="T5"> Le matériel sous licence peut être modifié.</text:span></text:p>
            <text:p><text:span text:style-name="T2">– </text:span><text:span text:style-name="T4">Distribution :</text:span><text:span text:style-name="T5"> Le matériel sous licence peut être distribué.</text:span></text:p>
            <text:p><text:span text:style-name="T2">– </text:span><text:span text:style-name="T4">Usage de brevets :</text:span><text:span text:style-name="T5"> Cette licence prévoit une concession expresse de droits de brevet de la part des contributeurs et contributrices.</text:span></text:p>
            <text:p><text:span text:style-name="T2">– </text:span><text:span text:style-name="T4">Usage privé :</text:span><text:span text:style-name="T5"> Le matériel sous licence peut être utilisé et modifié en privé.</text:span></text:p>
          </table:table-cell>
          <table:covered-table-cell table:number-columns-repeated="4" table:style-name="ce75"/>
          <table:table-cell table:number-columns-repeated="1019"/>
        </table:table-row>
        <table:table-row table:style-name="ro12">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2">– </text:span><text:span text:style-name="T4">Garantie :</text:span><text:span text:style-name="T5"> Cette licence indique explicitement qu'elle ne fournit aucune garantie.</text:span></text:p>
          </table:table-cell>
          <table:covered-table-cell table:number-columns-repeated="4"/>
          <table:table-cell table:number-columns-repeated="1019"/>
        </table:table-row>
        <table:table-row table:style-name="ro12">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3">
          <table:table-cell table:style-name="ce71" office:value-type="string" calcext:value-type="string" table:number-columns-spanned="5" table:number-rows-spanned="1">
            <text:p><text:span text:style-name="T2">– </text:span><text:span text:style-name="T4">Licence et avis de droits d'auteur/autrice (</text:span><text:span text:style-name="T6">copyright</text:span><text:span text:style-name="T7">) :</text:span><text:span text:style-name="T8"> Une copie de la licence et de l'avis de droit d'auteur/autrice doivent être inclus avec le matériel sous licence.</text:span></text:p>
            <text:p><text:span text:style-name="T2">– </text:span><text:span text:style-name="T4">Indiquer les modifications :</text:span><text:span text:style-name="T5"> Les modifications apportées au matériel sous licence doivent être documentées.</text:span></text:p>
            <text:p><text:span text:style-name="T2">– </text:span><text:span text:style-name="T4">Indiquer la source :</text:span><text:span text:style-name="T5"> Le code source doit être mis à disposition lorsque le matériel sous licence est distribué.</text:span></text:p>
            <text:p><text:span text:style-name="T2">– </text:span><text:span text:style-name="T4">Même licence :</text:span><text:span text:style-name="T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4" table:number-rows-repeated="1048564">
          <table:table-cell table:number-columns-repeated="1024"/>
        </table:table-row>
        <table:table-row table:style-name="ro14">
          <table:table-cell table:number-columns-repeated="1024"/>
        </table:table-row>
      </table:table>
      <table:table table:name="Échantillon" table:style-name="ta1">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checklist) – version 1.0" calcext:value-type="string" table:number-columns-spanned="4" table:number-rows-spanned="1">
            <text:p>RGAA 4.1 – Grille d’audit flash (checklist) – version 1.0</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0">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0">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0" calcext:value-type="string" table:number-columns-spanned="3" table:number-rows-spanned="1">
            <text:p>RGAA 4.1 – Grille d’audit flash (checklist) – version 1.0</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37];&quot;oui&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5:$P02.F38];&quot;oui&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5:$P03.F38];&quot;oui&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5:$P04.F38];&quot;oui&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5:$P05.F38];&quot;oui&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5:$P06.F38];&quot;oui&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5:$P07.F38];&quot;oui&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5:$P08.F38];&quot;oui&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5:$P09.F38];&quot;oui&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5:$P10.F38];&quot;oui&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47"/>
        <table:table-column table:style-name="co4" table:default-cell-style-name="ce13"/>
        <table:table-column table:style-name="co14" table:default-cell-style-name="ce47"/>
        <table:table-column table:style-name="co4" table:default-cell-style-name="ce13"/>
        <table:table-column table:style-name="co15" table:default-cell-style-name="ce20"/>
        <table:table-column table:style-name="co4" table:default-cell-style-name="ce47"/>
        <table:table-column table:style-name="co16" table:default-cell-style-name="ce47"/>
        <table:table-column table:style-name="co4" table:number-columns-repeated="1017" table:default-cell-style-name="ce47"/>
        <table:table-row table:style-name="ro1">
          <table:table-cell table:style-name="ce66" office:value-type="string"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Problème détecté</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7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73"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1"><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1"><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73"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1"><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15">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81" office:value-type="string" calcext:value-type="string">
            <text:p><text:span text:style-name="T11"><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1"><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1"><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1"><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73"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Structur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1"><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81" office:value-type="string" calcext:value-type="string">
            <text:p><text:span text:style-name="T11"><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1"><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1"><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1"><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73"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1"><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1"><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81" office:value-type="string" calcext:value-type="string">
            <text:p><text:span text:style-name="T11"><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1"><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81" office:value-type="string" calcext:value-type="string">
            <text:p><text:span text:style-name="T11"><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81" office:value-type="string" calcext:value-type="string">
            <text:p><text:span text:style-name="T11"><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81" office:value-type="string" calcext:value-type="string">
            <text:p><text:span text:style-name="T11"><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37">
          <table:table-cell table:number-columns-repeated="1024"/>
        </table:table-row>
        <table:table-row table:style-name="ro3">
          <table:table-cell table:number-columns-repeated="1024"/>
        </table:table-row>
        <calcext:conditional-formats>
          <calcext:conditional-format calcext:target-range-address="'Règles (modèle)'.B6:'Règles (modèle)'.G3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Problème détecté" calcext:value-type="string">
            <text:p>Problème détecté</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56" table:content-validation-name="val1" office:value-type="string" calcext:value-type="string">
            <text:p>NA</text:p>
          </table:table-cell>
          <table:table-cell table:style-name="ce9"/>
          <table:table-cell table:number-columns-repeated="1017"/>
        </table:table-row>
        <table:table-row table:style-name="ro15">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55" table:content-validation-name="val1" office:value-type="string" calcext:value-type="string">
            <text:p>Oui</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55" table:content-validation-name="val1" office:value-type="string" calcext:value-type="string">
            <text:p>Non</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calcext:value-type="string" table:number-columns-spanned="1" table:number-rows-spanned="2">
            <text:p>Structur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calcext:value-type="string" table:number-columns-spanned="1" table:number-rows-spanned="4">
            <text:p>Présent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1.F4:P01.F37">
            <calcext:condition calcext:apply-style-name="Statut - Oui (problème détecté)" calcext:value="=&quot;Oui&quot;" calcext:base-cell-address="P01.F4"/>
            <calcext:condition calcext:apply-style-name="Statut - Non (problème non détecté)" calcext:value="=&quot;Non&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1.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1.A3]" office:value-type="string" office:string-value="Thématique(s) RGAA associée(s)" calcext:value-type="string">
            <text:p>Thématique(s) RGAA associée(s)</text:p>
          </table:table-cell>
          <table:table-cell table:style-name="En-tête_20_de_20_tableau" table:formula="of:=[P01.B3]" office:value-type="string" office:string-value="Numéro de règle" calcext:value-type="string">
            <text:p>Numéro de règle</text:p>
          </table:table-cell>
          <table:table-cell table:style-name="En-tête_20_de_20_tableau" table:formula="of:=[P01.C3]" office:value-type="string" office:string-value="Règle" calcext:value-type="string">
            <text:p>Règle</text:p>
          </table:table-cell>
          <table:table-cell table:style-name="En-tête_20_de_20_tableau" table:formula="of:=[P01.D3]" office:value-type="string" office:string-value="Critères RGAA ciblés" calcext:value-type="string">
            <text:p>Critères RGAA ciblés</text:p>
          </table:table-cell>
          <table:table-cell table:style-name="En-tête_20_de_20_tableau" table:formula="of:=[P01.E3]" office:value-type="string" office:string-value="Comment tester (outils)" calcext:value-type="string">
            <text:p>Comment tester (outils)</text:p>
          </table:table-cell>
          <table:table-cell table:style-name="En-tête_20_de_20_tableau" table:formula="of:=[P01.F3]" office:value-type="string" office:string-value="Problème détecté" calcext:value-type="string">
            <text:p>Problème détecté</text:p>
          </table:table-cell>
          <table:table-cell table:style-name="En-tête_20_de_20_tableau" table:formula="of:=[P01.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1.A4]" office:value-type="string" office:string-value="Images" calcext:value-type="string" table:number-columns-spanned="1" table:number-rows-spanned="4">
            <text:p>Images</text:p>
          </table:table-cell>
          <table:table-cell table:style-name="ce8" table:formula="of:=[P01.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1.E4]" office:value-type="string" office:string-value="– Web Developer Toolbar : « Display alt attributes »&#10;– Assistant RGAA" calcext:value-type="string">
            <text:p>– Web Developer Toolbar : « Display alt attributes »</text:p>
            <text:p>– 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1.E5]" office:value-type="string" office:string-value="– Web Developer Toolbar : « Display alt attributes »&#10;– Assistant RGAA" calcext:value-type="string">
            <text:p>– Web Developer Toolbar : « Display alt attributes »</text:p>
            <text:p>– 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1.E6]"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1.E7]"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8]" office:value-type="string" office:string-value="Cadres" calcext:value-type="string">
            <text:p>Cadres</text:p>
          </table:table-cell>
          <table:table-cell table:style-name="ce8" table:formula="of:=[P01.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1.E8]"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9]" office:value-type="string" office:string-value="Couleurs" calcext:value-type="string" table:number-columns-spanned="1" table:number-rows-spanned="2">
            <text:p>Couleurs</text:p>
          </table:table-cell>
          <table:table-cell table:style-name="ce8" table:formula="of:=[P01.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1.E9]"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1.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11]" office:value-type="string" office:string-value="Multimédia" calcext:value-type="string" table:number-columns-spanned="1" table:number-rows-spanned="4">
            <text:p>Multimédia</text:p>
          </table:table-cell>
          <table:table-cell table:style-name="ce8" table:formula="of:=[P01.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1.E11]"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1.E12]"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1.E13]"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1.E14]"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1.A15]" office:value-type="string" office:string-value="Multimédia, Scripts, Présentation, Navigation" calcext:value-type="string">
            <text:p>Multimédia, Scripts, Présentation, Navigation</text:p>
          </table:table-cell>
          <table:table-cell table:style-name="ce8" table:formula="of:=[P01.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1.E15]" office:value-type="string" office:string-value="Touche tabulation du clavier sur Firefox" calcext:value-type="string">
            <text:p>Touche tabulation du clavier sur Firefox</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1.A16]" office:value-type="string" office:string-value="Tableaux" calcext:value-type="string" table:number-columns-spanned="1" table:number-rows-spanned="2">
            <text:p>Tableaux</text:p>
          </table:table-cell>
          <table:table-cell table:style-name="ce8" table:formula="of:=[P01.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1.E16]"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1.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1.E17]"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1.A18]" office:value-type="string" office:string-value="Liens" calcext:value-type="string" table:number-columns-spanned="1" table:number-rows-spanned="2">
            <text:p>Liens</text:p>
          </table:table-cell>
          <table:table-cell table:style-name="ce8" table:formula="of:=[P01.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1.E18]"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1.E19]"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1.A20]" office:value-type="string" office:string-value="Éléments obligatoires" calcext:value-type="string" table:number-columns-spanned="1" table:number-rows-spanned="3">
            <text:p>Éléments obligatoires</text:p>
          </table:table-cell>
          <table:table-cell table:style-name="ce8" table:formula="of:=[P01.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1.E20]" office:value-type="string" office:string-value="Validateur HTML" calcext:value-type="string">
            <text:p>Validateur HTML</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1.E21]"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1.E22]"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3]" office:value-type="string" office:string-value="Structuration" calcext:value-type="string" table:number-columns-spanned="1" table:number-rows-spanned="2">
            <text:p>Structuration</text:p>
          </table:table-cell>
          <table:table-cell table:style-name="ce8" table:formula="of:=[P01.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1.E23]" office:value-type="string" office:string-value="HeadingsMap" calcext:value-type="string">
            <text:p>HeadingsMap</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1.E24]"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25]" office:value-type="string" office:string-value="Présentation" calcext:value-type="string" table:number-columns-spanned="1" table:number-rows-spanned="4">
            <text:p>Présentation</text:p>
          </table:table-cell>
          <table:table-cell table:style-name="ce8" table:formula="of:=[P01.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1.E25]"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1.E26]" office:value-type="string" office:string-value="Vérification manuelle + lecture du contenu" calcext:value-type="string">
            <text:p>Vérification manuelle + lecture du contenu</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1.E27]" office:value-type="string" office:string-value="Vue adaptative du navigateur - Comparaison entre 2 onglets" calcext:value-type="string">
            <text:p>Vue adaptative du navigateur - Comparaison entre 2 onglets</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1.E28]" office:value-type="string" office:string-value="Stylus (avec feuille de style pour tester l'espacement des caractères)" calcext:value-type="string">
            <text:p>Stylus (avec feuille de style pour tester l'espacement des caractères)</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9]" office:value-type="string" office:string-value="Formulaires" calcext:value-type="string" table:number-columns-spanned="1" table:number-rows-spanned="5">
            <text:p>Formulaires</text:p>
          </table:table-cell>
          <table:table-cell table:style-name="ce8" table:formula="of:=[P01.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1.E29]"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1.E30]"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1.E31]"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1.E32]"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1.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1.E33]"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34]" office:value-type="string" office:string-value="Navigation" calcext:value-type="string">
            <text:p>Navigation</text:p>
          </table:table-cell>
          <table:table-cell table:style-name="ce8" table:formula="of:=[P01.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1.E34]"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35]" office:value-type="string" office:string-value="Consultation" calcext:value-type="string" table:number-columns-spanned="1" table:number-rows-spanned="3">
            <text:p>Consultation</text:p>
          </table:table-cell>
          <table:table-cell table:style-name="ce8" table:formula="of:=[P01.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1.E35]"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1.E36]"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1.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1.E37]"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2.F4:P02.F37">
            <calcext:condition calcext:apply-style-name="Statut - Oui (problème détecté)" calcext:value="=&quot;Oui&quot;" calcext:base-cell-address="P02.F4"/>
            <calcext:condition calcext:apply-style-name="Statut - Non (problème non détecté)" calcext:value="=&quot;Non&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2.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2.A3]" office:value-type="string" office:string-value="Thématique(s) RGAA associée(s)" calcext:value-type="string">
            <text:p>Thématique(s) RGAA associée(s)</text:p>
          </table:table-cell>
          <table:table-cell table:style-name="En-tête_20_de_20_tableau" table:formula="of:=[P02.B3]" office:value-type="string" office:string-value="Numéro de règle" calcext:value-type="string">
            <text:p>Numéro de règle</text:p>
          </table:table-cell>
          <table:table-cell table:style-name="En-tête_20_de_20_tableau" table:formula="of:=[P02.C3]" office:value-type="string" office:string-value="Règle" calcext:value-type="string">
            <text:p>Règle</text:p>
          </table:table-cell>
          <table:table-cell table:style-name="En-tête_20_de_20_tableau" table:formula="of:=[P02.D3]" office:value-type="string" office:string-value="Critères RGAA ciblés" calcext:value-type="string">
            <text:p>Critères RGAA ciblés</text:p>
          </table:table-cell>
          <table:table-cell table:style-name="En-tête_20_de_20_tableau" table:formula="of:=[P02.E3]" office:value-type="string" office:string-value="Comment tester (outils)" calcext:value-type="string">
            <text:p>Comment tester (outils)</text:p>
          </table:table-cell>
          <table:table-cell table:style-name="En-tête_20_de_20_tableau" table:formula="of:=[P02.F3]" office:value-type="string" office:string-value="Problème détecté" calcext:value-type="string">
            <text:p>Problème détecté</text:p>
          </table:table-cell>
          <table:table-cell table:style-name="En-tête_20_de_20_tableau" table:formula="of:=[P02.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2.A4]" office:value-type="string" office:string-value="Images" calcext:value-type="string" table:number-columns-spanned="1" table:number-rows-spanned="4">
            <text:p>Images</text:p>
          </table:table-cell>
          <table:table-cell table:style-name="ce8" table:formula="of:=[P02.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2.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2.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2.E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2.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8]" office:value-type="string" office:string-value="Cadres" calcext:value-type="string">
            <text:p>Cadres</text:p>
          </table:table-cell>
          <table:table-cell table:style-name="ce8" table:formula="of:=[P02.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2.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9]" office:value-type="string" office:string-value="Couleurs" calcext:value-type="string" table:number-columns-spanned="1" table:number-rows-spanned="2">
            <text:p>Couleurs</text:p>
          </table:table-cell>
          <table:table-cell table:style-name="ce8" table:formula="of:=[P02.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2.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2.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11]" office:value-type="string" office:string-value="Multimédia" calcext:value-type="string" table:number-columns-spanned="1" table:number-rows-spanned="4">
            <text:p>Multimédia</text:p>
          </table:table-cell>
          <table:table-cell table:style-name="ce8" table:formula="of:=[P02.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2.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2.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2.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2.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2.A15]" office:value-type="string" office:string-value="Multimédia, Scripts, Présentation, Navigation" calcext:value-type="string">
            <text:p>Multimédia, Scripts, Présentation, Navigation</text:p>
          </table:table-cell>
          <table:table-cell table:style-name="ce8" table:formula="of:=[P02.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2.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2.A16]" office:value-type="string" office:string-value="Tableaux" calcext:value-type="string" table:number-columns-spanned="1" table:number-rows-spanned="2">
            <text:p>Tableaux</text:p>
          </table:table-cell>
          <table:table-cell table:style-name="ce8" table:formula="of:=[P02.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2.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2.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2.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2.A18]" office:value-type="string" office:string-value="Liens" calcext:value-type="string" table:number-columns-spanned="1" table:number-rows-spanned="2">
            <text:p>Liens</text:p>
          </table:table-cell>
          <table:table-cell table:style-name="ce8" table:formula="of:=[P02.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2.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2.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2.A20]" office:value-type="string" office:string-value="Éléments obligatoires" calcext:value-type="string" table:number-columns-spanned="1" table:number-rows-spanned="3">
            <text:p>Éléments obligatoires</text:p>
          </table:table-cell>
          <table:table-cell table:style-name="ce8" table:formula="of:=[P02.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2.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2.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2.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3]" office:value-type="string" office:string-value="Structuration" calcext:value-type="string" table:number-columns-spanned="1" table:number-rows-spanned="2">
            <text:p>Structuration</text:p>
          </table:table-cell>
          <table:table-cell table:style-name="ce8" table:formula="of:=[P02.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2.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2.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25]" office:value-type="string" office:string-value="Présentation" calcext:value-type="string" table:number-columns-spanned="1" table:number-rows-spanned="4">
            <text:p>Présentation</text:p>
          </table:table-cell>
          <table:table-cell table:style-name="ce8" table:formula="of:=[P02.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2.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2.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2.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2.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9]" office:value-type="string" office:string-value="Formulaires" calcext:value-type="string" table:number-columns-spanned="1" table:number-rows-spanned="5">
            <text:p>Formulaires</text:p>
          </table:table-cell>
          <table:table-cell table:style-name="ce8" table:formula="of:=[P02.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2.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2.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2.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2.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2.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2.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34]" office:value-type="string" office:string-value="Navigation" calcext:value-type="string">
            <text:p>Navigation</text:p>
          </table:table-cell>
          <table:table-cell table:style-name="ce8" table:formula="of:=[P02.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2.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35]" office:value-type="string" office:string-value="Consultation" calcext:value-type="string" table:number-columns-spanned="1" table:number-rows-spanned="3">
            <text:p>Consultation</text:p>
          </table:table-cell>
          <table:table-cell table:style-name="ce8" table:formula="of:=[P02.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2.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2.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2.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2.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3.F4:P03.F37">
            <calcext:condition calcext:apply-style-name="Statut - Oui (problème détecté)" calcext:value="=&quot;Oui&quot;" calcext:base-cell-address="P03.F4"/>
            <calcext:condition calcext:apply-style-name="Statut - Non (problème non détecté)" calcext:value="=&quot;Non&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3.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3.A3]" office:value-type="string" office:string-value="Thématique(s) RGAA associée(s)" calcext:value-type="string">
            <text:p>Thématique(s) RGAA associée(s)</text:p>
          </table:table-cell>
          <table:table-cell table:style-name="En-tête_20_de_20_tableau" table:formula="of:=[P03.B3]" office:value-type="string" office:string-value="Numéro de règle" calcext:value-type="string">
            <text:p>Numéro de règle</text:p>
          </table:table-cell>
          <table:table-cell table:style-name="En-tête_20_de_20_tableau" table:formula="of:=[P03.C3]" office:value-type="string" office:string-value="Règle" calcext:value-type="string">
            <text:p>Règle</text:p>
          </table:table-cell>
          <table:table-cell table:style-name="En-tête_20_de_20_tableau" table:formula="of:=[P03.D3]" office:value-type="string" office:string-value="Critères RGAA ciblés" calcext:value-type="string">
            <text:p>Critères RGAA ciblés</text:p>
          </table:table-cell>
          <table:table-cell table:style-name="En-tête_20_de_20_tableau" table:formula="of:=[P03.E3]" office:value-type="string" office:string-value="Comment tester (outils)" calcext:value-type="string">
            <text:p>Comment tester (outils)</text:p>
          </table:table-cell>
          <table:table-cell table:style-name="En-tête_20_de_20_tableau" table:formula="of:=[P03.F3]" office:value-type="string" office:string-value="Problème détecté" calcext:value-type="string">
            <text:p>Problème détecté</text:p>
          </table:table-cell>
          <table:table-cell table:style-name="En-tête_20_de_20_tableau" table:formula="of:=[P03.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3.A4]" office:value-type="string" office:string-value="Images" calcext:value-type="string" table:number-columns-spanned="1" table:number-rows-spanned="4">
            <text:p>Images</text:p>
          </table:table-cell>
          <table:table-cell table:style-name="ce8" table:formula="of:=[P03.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3.E4]"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3.E5]"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3.E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3.E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8]" office:value-type="string" office:string-value="Cadres" calcext:value-type="string">
            <text:p>Cadres</text:p>
          </table:table-cell>
          <table:table-cell table:style-name="ce8" table:formula="of:=[P03.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3.E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9]" office:value-type="string" office:string-value="Couleurs" calcext:value-type="string" table:number-columns-spanned="1" table:number-rows-spanned="2">
            <text:p>Couleurs</text:p>
          </table:table-cell>
          <table:table-cell table:style-name="ce8" table:formula="of:=[P03.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3.E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3.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11]" office:value-type="string" office:string-value="Multimédia" calcext:value-type="string" table:number-columns-spanned="1" table:number-rows-spanned="4">
            <text:p>Multimédia</text:p>
          </table:table-cell>
          <table:table-cell table:style-name="ce8" table:formula="of:=[P03.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3.E11]"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3.E1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3.E1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3.E1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3.A15]" office:value-type="string" office:string-value="Multimédia, Scripts, Présentation, Navigation" calcext:value-type="string">
            <text:p>Multimédia, Scripts, Présentation, Navigation</text:p>
          </table:table-cell>
          <table:table-cell table:style-name="ce8" table:formula="of:=[P03.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3.E15]" office:value-type="string" office:string-value="Touche tabulation du clavier sur Firefox" calcext:value-type="string">
            <text:p>Touche tabulation du clavier sur Firefox</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3.A16]" office:value-type="string" office:string-value="Tableaux" calcext:value-type="string" table:number-columns-spanned="1" table:number-rows-spanned="2">
            <text:p>Tableaux</text:p>
          </table:table-cell>
          <table:table-cell table:style-name="ce8" table:formula="of:=[P03.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3.E16]"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3.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3.E17]"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3.A18]" office:value-type="string" office:string-value="Liens" calcext:value-type="string" table:number-columns-spanned="1" table:number-rows-spanned="2">
            <text:p>Liens</text:p>
          </table:table-cell>
          <table:table-cell table:style-name="ce8" table:formula="of:=[P03.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3.E1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3.E19]"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3.A20]" office:value-type="string" office:string-value="Éléments obligatoires" calcext:value-type="string" table:number-columns-spanned="1" table:number-rows-spanned="3">
            <text:p>Éléments obligatoires</text:p>
          </table:table-cell>
          <table:table-cell table:style-name="ce8" table:formula="of:=[P03.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3.E20]" office:value-type="string" office:string-value="Validateur HTML" calcext:value-type="string">
            <text:p>Validateur HTML</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3.E2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3.E22]"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3]" office:value-type="string" office:string-value="Structuration" calcext:value-type="string" table:number-columns-spanned="1" table:number-rows-spanned="2">
            <text:p>Structuration</text:p>
          </table:table-cell>
          <table:table-cell table:style-name="ce8" table:formula="of:=[P03.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3.E23]" office:value-type="string" office:string-value="HeadingsMap" calcext:value-type="string">
            <text:p>HeadingsMap</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3.E24]"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25]" office:value-type="string" office:string-value="Présentation" calcext:value-type="string" table:number-columns-spanned="1" table:number-rows-spanned="4">
            <text:p>Présentation</text:p>
          </table:table-cell>
          <table:table-cell table:style-name="ce8" table:formula="of:=[P03.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3.E25]"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3.E26]" office:value-type="string" office:string-value="Vérification manuelle + lecture du contenu" calcext:value-type="string">
            <text:p>Vérification manuelle + lecture du contenu</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3.E27]" office:value-type="string" office:string-value="Vue adaptative du navigateur - Comparaison entre 2 onglets" calcext:value-type="string">
            <text:p>Vue adaptative du navigateur - Comparaison entre 2 onglet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3.E28]" office:value-type="string" office:string-value="Stylus (avec feuille de style pour tester l'espacement des caractères)" calcext:value-type="string">
            <text:p>Stylus (avec feuille de style pour tester l'espacement des caractère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9]" office:value-type="string" office:string-value="Formulaires" calcext:value-type="string" table:number-columns-spanned="1" table:number-rows-spanned="5">
            <text:p>Formulaires</text:p>
          </table:table-cell>
          <table:table-cell table:style-name="ce8" table:formula="of:=[P03.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3.E2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3.E30]"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3.E3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3.E3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3.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3.E3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34]" office:value-type="string" office:string-value="Navigation" calcext:value-type="string">
            <text:p>Navigation</text:p>
          </table:table-cell>
          <table:table-cell table:style-name="ce8" table:formula="of:=[P03.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3.E3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35]" office:value-type="string" office:string-value="Consultation" calcext:value-type="string" table:number-columns-spanned="1" table:number-rows-spanned="3">
            <text:p>Consultation</text:p>
          </table:table-cell>
          <table:table-cell table:style-name="ce8" table:formula="of:=[P03.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3.E35]"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3.E3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3.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3.E3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4.F4:P04.F37">
            <calcext:condition calcext:apply-style-name="Statut - Oui (problème détecté)" calcext:value="=&quot;Oui&quot;" calcext:base-cell-address="P04.F4"/>
            <calcext:condition calcext:apply-style-name="Statut - Non (problème non détecté)" calcext:value="=&quot;Non&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4.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4.A3]" office:value-type="string" office:string-value="Thématique(s) RGAA associée(s)" calcext:value-type="string">
            <text:p>Thématique(s) RGAA associée(s)</text:p>
          </table:table-cell>
          <table:table-cell table:style-name="En-tête_20_de_20_tableau" table:formula="of:=[P04.B3]" office:value-type="string" office:string-value="Numéro de règle" calcext:value-type="string">
            <text:p>Numéro de règle</text:p>
          </table:table-cell>
          <table:table-cell table:style-name="En-tête_20_de_20_tableau" table:formula="of:=[P04.C3]" office:value-type="string" office:string-value="Règle" calcext:value-type="string">
            <text:p>Règle</text:p>
          </table:table-cell>
          <table:table-cell table:style-name="En-tête_20_de_20_tableau" table:formula="of:=[P04.D3]" office:value-type="string" office:string-value="Critères RGAA ciblés" calcext:value-type="string">
            <text:p>Critères RGAA ciblés</text:p>
          </table:table-cell>
          <table:table-cell table:style-name="En-tête_20_de_20_tableau" table:formula="of:=[P04.E3]" office:value-type="string" office:string-value="Comment tester (outils)" calcext:value-type="string">
            <text:p>Comment tester (outils)</text:p>
          </table:table-cell>
          <table:table-cell table:style-name="En-tête_20_de_20_tableau" table:formula="of:=[P04.F3]" office:value-type="string" office:string-value="Problème détecté" calcext:value-type="string">
            <text:p>Problème détecté</text:p>
          </table:table-cell>
          <table:table-cell table:style-name="En-tête_20_de_20_tableau" table:formula="of:=[P04.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4.A4]" office:value-type="string" office:string-value="Images" calcext:value-type="string" table:number-columns-spanned="1" table:number-rows-spanned="4">
            <text:p>Images</text:p>
          </table:table-cell>
          <table:table-cell table:style-name="ce8" table:formula="of:=[P04.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4.E4]"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4.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4.E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4.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8]" office:value-type="string" office:string-value="Cadres" calcext:value-type="string">
            <text:p>Cadres</text:p>
          </table:table-cell>
          <table:table-cell table:style-name="ce8" table:formula="of:=[P04.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4.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9]" office:value-type="string" office:string-value="Couleurs" calcext:value-type="string" table:number-columns-spanned="1" table:number-rows-spanned="2">
            <text:p>Couleurs</text:p>
          </table:table-cell>
          <table:table-cell table:style-name="ce8" table:formula="of:=[P04.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4.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4.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11]" office:value-type="string" office:string-value="Multimédia" calcext:value-type="string" table:number-columns-spanned="1" table:number-rows-spanned="4">
            <text:p>Multimédia</text:p>
          </table:table-cell>
          <table:table-cell table:style-name="ce8" table:formula="of:=[P04.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4.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4.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4.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4.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4.A15]" office:value-type="string" office:string-value="Multimédia, Scripts, Présentation, Navigation" calcext:value-type="string">
            <text:p>Multimédia, Scripts, Présentation, Navigation</text:p>
          </table:table-cell>
          <table:table-cell table:style-name="ce8" table:formula="of:=[P04.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4.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4.A16]" office:value-type="string" office:string-value="Tableaux" calcext:value-type="string" table:number-columns-spanned="1" table:number-rows-spanned="2">
            <text:p>Tableaux</text:p>
          </table:table-cell>
          <table:table-cell table:style-name="ce8" table:formula="of:=[P04.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4.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4.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4.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4.A18]" office:value-type="string" office:string-value="Liens" calcext:value-type="string" table:number-columns-spanned="1" table:number-rows-spanned="2">
            <text:p>Liens</text:p>
          </table:table-cell>
          <table:table-cell table:style-name="ce8" table:formula="of:=[P04.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4.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4.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4.A20]" office:value-type="string" office:string-value="Éléments obligatoires" calcext:value-type="string" table:number-columns-spanned="1" table:number-rows-spanned="3">
            <text:p>Éléments obligatoires</text:p>
          </table:table-cell>
          <table:table-cell table:style-name="ce8" table:formula="of:=[P04.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4.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4.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4.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3]" office:value-type="string" office:string-value="Structuration" calcext:value-type="string" table:number-columns-spanned="1" table:number-rows-spanned="2">
            <text:p>Structuration</text:p>
          </table:table-cell>
          <table:table-cell table:style-name="ce8" table:formula="of:=[P04.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4.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4.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25]" office:value-type="string" office:string-value="Présentation" calcext:value-type="string" table:number-columns-spanned="1" table:number-rows-spanned="4">
            <text:p>Présentation</text:p>
          </table:table-cell>
          <table:table-cell table:style-name="ce8" table:formula="of:=[P04.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4.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4.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4.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4.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9]" office:value-type="string" office:string-value="Formulaires" calcext:value-type="string" table:number-columns-spanned="1" table:number-rows-spanned="5">
            <text:p>Formulaires</text:p>
          </table:table-cell>
          <table:table-cell table:style-name="ce8" table:formula="of:=[P04.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4.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4.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4.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4.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4.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4.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34]" office:value-type="string" office:string-value="Navigation" calcext:value-type="string">
            <text:p>Navigation</text:p>
          </table:table-cell>
          <table:table-cell table:style-name="ce8" table:formula="of:=[P04.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4.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35]" office:value-type="string" office:string-value="Consultation" calcext:value-type="string" table:number-columns-spanned="1" table:number-rows-spanned="3">
            <text:p>Consultation</text:p>
          </table:table-cell>
          <table:table-cell table:style-name="ce8" table:formula="of:=[P04.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4.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4.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4.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4.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5.F4:P05.F37">
            <calcext:condition calcext:apply-style-name="Statut - Oui (problème détecté)" calcext:value="=&quot;Oui&quot;" calcext:base-cell-address="P05.F4"/>
            <calcext:condition calcext:apply-style-name="Statut - Non (problème non détecté)" calcext:value="=&quot;Non&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5.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5.A3]" office:value-type="string" office:string-value="Thématique(s) RGAA associée(s)" calcext:value-type="string">
            <text:p>Thématique(s) RGAA associée(s)</text:p>
          </table:table-cell>
          <table:table-cell table:style-name="En-tête_20_de_20_tableau" table:formula="of:=[P05.B3]" office:value-type="string" office:string-value="Numéro de règle" calcext:value-type="string">
            <text:p>Numéro de règle</text:p>
          </table:table-cell>
          <table:table-cell table:style-name="En-tête_20_de_20_tableau" table:formula="of:=[P05.C3]" office:value-type="string" office:string-value="Règle" calcext:value-type="string">
            <text:p>Règle</text:p>
          </table:table-cell>
          <table:table-cell table:style-name="En-tête_20_de_20_tableau" table:formula="of:=[P05.D3]" office:value-type="string" office:string-value="Critères RGAA ciblés" calcext:value-type="string">
            <text:p>Critères RGAA ciblés</text:p>
          </table:table-cell>
          <table:table-cell table:style-name="En-tête_20_de_20_tableau" table:formula="of:=[P05.E3]" office:value-type="string" office:string-value="Comment tester (outils)" calcext:value-type="string">
            <text:p>Comment tester (outils)</text:p>
          </table:table-cell>
          <table:table-cell table:style-name="En-tête_20_de_20_tableau" table:formula="of:=[P05.F3]" office:value-type="string" office:string-value="Problème détecté" calcext:value-type="string">
            <text:p>Problème détecté</text:p>
          </table:table-cell>
          <table:table-cell table:style-name="En-tête_20_de_20_tableau" table:formula="of:=[P05.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5.A4]" office:value-type="string" office:string-value="Images" calcext:value-type="string" table:number-columns-spanned="1" table:number-rows-spanned="4">
            <text:p>Images</text:p>
          </table:table-cell>
          <table:table-cell table:style-name="ce8" table:formula="of:=[P05.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5.E4]"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5.E5]"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5.E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5.E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8]" office:value-type="string" office:string-value="Cadres" calcext:value-type="string">
            <text:p>Cadres</text:p>
          </table:table-cell>
          <table:table-cell table:style-name="ce8" table:formula="of:=[P05.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5.E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9]" office:value-type="string" office:string-value="Couleurs" calcext:value-type="string" table:number-columns-spanned="1" table:number-rows-spanned="2">
            <text:p>Couleurs</text:p>
          </table:table-cell>
          <table:table-cell table:style-name="ce8" table:formula="of:=[P05.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5.E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5.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11]" office:value-type="string" office:string-value="Multimédia" calcext:value-type="string" table:number-columns-spanned="1" table:number-rows-spanned="4">
            <text:p>Multimédia</text:p>
          </table:table-cell>
          <table:table-cell table:style-name="ce8" table:formula="of:=[P05.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5.E11]"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5.E1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5.E1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5.E1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5.A15]" office:value-type="string" office:string-value="Multimédia, Scripts, Présentation, Navigation" calcext:value-type="string">
            <text:p>Multimédia, Scripts, Présentation, Navigation</text:p>
          </table:table-cell>
          <table:table-cell table:style-name="ce8" table:formula="of:=[P05.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5.E15]" office:value-type="string" office:string-value="Touche tabulation du clavier sur Firefox" calcext:value-type="string">
            <text:p>Touche tabulation du clavier sur Firefox</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5.A16]" office:value-type="string" office:string-value="Tableaux" calcext:value-type="string" table:number-columns-spanned="1" table:number-rows-spanned="2">
            <text:p>Tableaux</text:p>
          </table:table-cell>
          <table:table-cell table:style-name="ce8" table:formula="of:=[P05.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5.E16]"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5.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5.E17]"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5.A18]" office:value-type="string" office:string-value="Liens" calcext:value-type="string" table:number-columns-spanned="1" table:number-rows-spanned="2">
            <text:p>Liens</text:p>
          </table:table-cell>
          <table:table-cell table:style-name="ce8" table:formula="of:=[P05.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5.E1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5.E19]"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5.A20]" office:value-type="string" office:string-value="Éléments obligatoires" calcext:value-type="string" table:number-columns-spanned="1" table:number-rows-spanned="3">
            <text:p>Éléments obligatoires</text:p>
          </table:table-cell>
          <table:table-cell table:style-name="ce8" table:formula="of:=[P05.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5.E20]" office:value-type="string" office:string-value="Validateur HTML" calcext:value-type="string">
            <text:p>Validateur HTML</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5.E2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5.E22]"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3]" office:value-type="string" office:string-value="Structuration" calcext:value-type="string" table:number-columns-spanned="1" table:number-rows-spanned="2">
            <text:p>Structuration</text:p>
          </table:table-cell>
          <table:table-cell table:style-name="ce8" table:formula="of:=[P05.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5.E23]" office:value-type="string" office:string-value="HeadingsMap" calcext:value-type="string">
            <text:p>HeadingsMap</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5.E24]"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25]" office:value-type="string" office:string-value="Présentation" calcext:value-type="string" table:number-columns-spanned="1" table:number-rows-spanned="4">
            <text:p>Présentation</text:p>
          </table:table-cell>
          <table:table-cell table:style-name="ce8" table:formula="of:=[P05.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5.E25]"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5.E26]" office:value-type="string" office:string-value="Vérification manuelle + lecture du contenu" calcext:value-type="string">
            <text:p>Vérification manuelle + lecture du contenu</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5.E27]" office:value-type="string" office:string-value="Vue adaptative du navigateur - Comparaison entre 2 onglets" calcext:value-type="string">
            <text:p>Vue adaptative du navigateur - Comparaison entre 2 onglet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5.E28]" office:value-type="string" office:string-value="Stylus (avec feuille de style pour tester l'espacement des caractères)" calcext:value-type="string">
            <text:p>Stylus (avec feuille de style pour tester l'espacement des caractère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9]" office:value-type="string" office:string-value="Formulaires" calcext:value-type="string" table:number-columns-spanned="1" table:number-rows-spanned="5">
            <text:p>Formulaires</text:p>
          </table:table-cell>
          <table:table-cell table:style-name="ce8" table:formula="of:=[P05.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5.E2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5.E30]"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5.E3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5.E3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5.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5.E3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34]" office:value-type="string" office:string-value="Navigation" calcext:value-type="string">
            <text:p>Navigation</text:p>
          </table:table-cell>
          <table:table-cell table:style-name="ce8" table:formula="of:=[P05.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5.E3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35]" office:value-type="string" office:string-value="Consultation" calcext:value-type="string" table:number-columns-spanned="1" table:number-rows-spanned="3">
            <text:p>Consultation</text:p>
          </table:table-cell>
          <table:table-cell table:style-name="ce8" table:formula="of:=[P05.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5.E35]"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5.E3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5.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5.E3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6.F4:P06.F37">
            <calcext:condition calcext:apply-style-name="Statut - Oui (problème détecté)" calcext:value="=&quot;Oui&quot;" calcext:base-cell-address="P06.F4"/>
            <calcext:condition calcext:apply-style-name="Statut - Non (problème non détecté)" calcext:value="=&quot;Non&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6.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6.A3]" office:value-type="string" office:string-value="Thématique(s) RGAA associée(s)" calcext:value-type="string">
            <text:p>Thématique(s) RGAA associée(s)</text:p>
          </table:table-cell>
          <table:table-cell table:style-name="En-tête_20_de_20_tableau" table:formula="of:=[P06.B3]" office:value-type="string" office:string-value="Numéro de règle" calcext:value-type="string">
            <text:p>Numéro de règle</text:p>
          </table:table-cell>
          <table:table-cell table:style-name="En-tête_20_de_20_tableau" table:formula="of:=[P06.C3]" office:value-type="string" office:string-value="Règle" calcext:value-type="string">
            <text:p>Règle</text:p>
          </table:table-cell>
          <table:table-cell table:style-name="En-tête_20_de_20_tableau" table:formula="of:=[P06.D3]" office:value-type="string" office:string-value="Critères RGAA ciblés" calcext:value-type="string">
            <text:p>Critères RGAA ciblés</text:p>
          </table:table-cell>
          <table:table-cell table:style-name="En-tête_20_de_20_tableau" table:formula="of:=[P06.E3]" office:value-type="string" office:string-value="Comment tester (outils)" calcext:value-type="string">
            <text:p>Comment tester (outils)</text:p>
          </table:table-cell>
          <table:table-cell table:style-name="En-tête_20_de_20_tableau" table:formula="of:=[P06.F3]" office:value-type="string" office:string-value="Problème détecté" calcext:value-type="string">
            <text:p>Problème détecté</text:p>
          </table:table-cell>
          <table:table-cell table:style-name="En-tête_20_de_20_tableau" table:formula="of:=[P06.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6.A4]" office:value-type="string" office:string-value="Images" calcext:value-type="string" table:number-columns-spanned="1" table:number-rows-spanned="4">
            <text:p>Images</text:p>
          </table:table-cell>
          <table:table-cell table:style-name="ce8" table:formula="of:=[P06.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6.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6.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6.E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6.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8]" office:value-type="string" office:string-value="Cadres" calcext:value-type="string">
            <text:p>Cadres</text:p>
          </table:table-cell>
          <table:table-cell table:style-name="ce8" table:formula="of:=[P06.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6.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9]" office:value-type="string" office:string-value="Couleurs" calcext:value-type="string" table:number-columns-spanned="1" table:number-rows-spanned="2">
            <text:p>Couleurs</text:p>
          </table:table-cell>
          <table:table-cell table:style-name="ce8" table:formula="of:=[P06.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6.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6.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11]" office:value-type="string" office:string-value="Multimédia" calcext:value-type="string" table:number-columns-spanned="1" table:number-rows-spanned="4">
            <text:p>Multimédia</text:p>
          </table:table-cell>
          <table:table-cell table:style-name="ce8" table:formula="of:=[P06.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6.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6.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6.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6.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6.A15]" office:value-type="string" office:string-value="Multimédia, Scripts, Présentation, Navigation" calcext:value-type="string">
            <text:p>Multimédia, Scripts, Présentation, Navigation</text:p>
          </table:table-cell>
          <table:table-cell table:style-name="ce8" table:formula="of:=[P06.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6.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6.A16]" office:value-type="string" office:string-value="Tableaux" calcext:value-type="string" table:number-columns-spanned="1" table:number-rows-spanned="2">
            <text:p>Tableaux</text:p>
          </table:table-cell>
          <table:table-cell table:style-name="ce8" table:formula="of:=[P06.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6.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6.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6.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6.A18]" office:value-type="string" office:string-value="Liens" calcext:value-type="string" table:number-columns-spanned="1" table:number-rows-spanned="2">
            <text:p>Liens</text:p>
          </table:table-cell>
          <table:table-cell table:style-name="ce8" table:formula="of:=[P06.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6.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6.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6.A20]" office:value-type="string" office:string-value="Éléments obligatoires" calcext:value-type="string" table:number-columns-spanned="1" table:number-rows-spanned="3">
            <text:p>Éléments obligatoires</text:p>
          </table:table-cell>
          <table:table-cell table:style-name="ce8" table:formula="of:=[P06.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6.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6.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6.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3]" office:value-type="string" office:string-value="Structuration" calcext:value-type="string" table:number-columns-spanned="1" table:number-rows-spanned="2">
            <text:p>Structuration</text:p>
          </table:table-cell>
          <table:table-cell table:style-name="ce8" table:formula="of:=[P06.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6.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6.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25]" office:value-type="string" office:string-value="Présentation" calcext:value-type="string" table:number-columns-spanned="1" table:number-rows-spanned="4">
            <text:p>Présentation</text:p>
          </table:table-cell>
          <table:table-cell table:style-name="ce8" table:formula="of:=[P06.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6.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6.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6.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6.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9]" office:value-type="string" office:string-value="Formulaires" calcext:value-type="string" table:number-columns-spanned="1" table:number-rows-spanned="5">
            <text:p>Formulaires</text:p>
          </table:table-cell>
          <table:table-cell table:style-name="ce8" table:formula="of:=[P06.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6.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P06.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6.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5">
          <table:covered-table-cell table:style-name="ce103"/>
          <table:table-cell table:style-name="ce8" table:formula="of:=[P06.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6.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ce103"/>
          <table:table-cell table:style-name="ce8" table:formula="of:=[P06.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6.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P06.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6.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34]" office:value-type="string" office:string-value="Navigation" calcext:value-type="string">
            <text:p>Navigation</text:p>
          </table:table-cell>
          <table:table-cell table:style-name="ce8" table:formula="of:=[P06.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6.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35]" office:value-type="string" office:string-value="Consultation" calcext:value-type="string" table:number-columns-spanned="1" table:number-rows-spanned="3">
            <text:p>Consultation</text:p>
          </table:table-cell>
          <table:table-cell table:style-name="ce8" table:formula="of:=[P06.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6.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ce103"/>
          <table:table-cell table:style-name="ce8" table:formula="of:=[P06.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6.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P06.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6.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7.F4:P07.F37">
            <calcext:condition calcext:apply-style-name="Statut - Oui (problème détecté)" calcext:value="=&quot;Oui&quot;" calcext:base-cell-address="P07.F4"/>
            <calcext:condition calcext:apply-style-name="Statut - Non (problème non détecté)" calcext:value="=&quot;Non&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7.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7.A3]" office:value-type="string" office:string-value="Thématique(s) RGAA associée(s)" calcext:value-type="string">
            <text:p>Thématique(s) RGAA associée(s)</text:p>
          </table:table-cell>
          <table:table-cell table:style-name="En-tête_20_de_20_tableau" table:formula="of:=[P07.B3]" office:value-type="string" office:string-value="Numéro de règle" calcext:value-type="string">
            <text:p>Numéro de règle</text:p>
          </table:table-cell>
          <table:table-cell table:style-name="En-tête_20_de_20_tableau" table:formula="of:=[P07.C3]" office:value-type="string" office:string-value="Règle" calcext:value-type="string">
            <text:p>Règle</text:p>
          </table:table-cell>
          <table:table-cell table:style-name="En-tête_20_de_20_tableau" table:formula="of:=[P07.D3]" office:value-type="string" office:string-value="Critères RGAA ciblés" calcext:value-type="string">
            <text:p>Critères RGAA ciblés</text:p>
          </table:table-cell>
          <table:table-cell table:style-name="En-tête_20_de_20_tableau" table:formula="of:=[P07.E3]" office:value-type="string" office:string-value="Comment tester (outils)" calcext:value-type="string">
            <text:p>Comment tester (outils)</text:p>
          </table:table-cell>
          <table:table-cell table:style-name="En-tête_20_de_20_tableau" table:formula="of:=[P07.F3]" office:value-type="string" office:string-value="Problème détecté" calcext:value-type="string">
            <text:p>Problème détecté</text:p>
          </table:table-cell>
          <table:table-cell table:style-name="En-tête_20_de_20_tableau" table:formula="of:=[P07.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7.A4]" office:value-type="string" office:string-value="Images" calcext:value-type="string" table:number-columns-spanned="1" table:number-rows-spanned="4">
            <text:p>Images</text:p>
          </table:table-cell>
          <table:table-cell table:style-name="ce8" table:formula="of:=[P07.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7.E4]"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7.E5]"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7.E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7.E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8]" office:value-type="string" office:string-value="Cadres" calcext:value-type="string">
            <text:p>Cadres</text:p>
          </table:table-cell>
          <table:table-cell table:style-name="ce8" table:formula="of:=[P07.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7.E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9]" office:value-type="string" office:string-value="Couleurs" calcext:value-type="string" table:number-columns-spanned="1" table:number-rows-spanned="2">
            <text:p>Couleurs</text:p>
          </table:table-cell>
          <table:table-cell table:style-name="ce8" table:formula="of:=[P07.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7.E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7.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11]" office:value-type="string" office:string-value="Multimédia" calcext:value-type="string" table:number-columns-spanned="1" table:number-rows-spanned="4">
            <text:p>Multimédia</text:p>
          </table:table-cell>
          <table:table-cell table:style-name="ce8" table:formula="of:=[P07.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7.E11]"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7.E1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7.E1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7.E1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7.A15]" office:value-type="string" office:string-value="Multimédia, Scripts, Présentation, Navigation" calcext:value-type="string">
            <text:p>Multimédia, Scripts, Présentation, Navigation</text:p>
          </table:table-cell>
          <table:table-cell table:style-name="ce8" table:formula="of:=[P07.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7.E15]" office:value-type="string" office:string-value="Touche tabulation du clavier sur Firefox" calcext:value-type="string">
            <text:p>Touche tabulation du clavier sur Firefox</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7.A16]" office:value-type="string" office:string-value="Tableaux" calcext:value-type="string" table:number-columns-spanned="1" table:number-rows-spanned="2">
            <text:p>Tableaux</text:p>
          </table:table-cell>
          <table:table-cell table:style-name="ce8" table:formula="of:=[P07.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7.E16]"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7.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7.E17]"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7.A18]" office:value-type="string" office:string-value="Liens" calcext:value-type="string" table:number-columns-spanned="1" table:number-rows-spanned="2">
            <text:p>Liens</text:p>
          </table:table-cell>
          <table:table-cell table:style-name="ce8" table:formula="of:=[P07.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7.E1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7.E19]"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7.A20]" office:value-type="string" office:string-value="Éléments obligatoires" calcext:value-type="string" table:number-columns-spanned="1" table:number-rows-spanned="3">
            <text:p>Éléments obligatoires</text:p>
          </table:table-cell>
          <table:table-cell table:style-name="ce8" table:formula="of:=[P07.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7.E20]" office:value-type="string" office:string-value="Validateur HTML" calcext:value-type="string">
            <text:p>Validateur HTML</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7.E2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7.E22]"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3]" office:value-type="string" office:string-value="Structuration" calcext:value-type="string" table:number-columns-spanned="1" table:number-rows-spanned="2">
            <text:p>Structuration</text:p>
          </table:table-cell>
          <table:table-cell table:style-name="ce8" table:formula="of:=[P07.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7.E23]" office:value-type="string" office:string-value="HeadingsMap" calcext:value-type="string">
            <text:p>HeadingsMap</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7.E24]"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25]" office:value-type="string" office:string-value="Présentation" calcext:value-type="string" table:number-columns-spanned="1" table:number-rows-spanned="4">
            <text:p>Présentation</text:p>
          </table:table-cell>
          <table:table-cell table:style-name="ce8" table:formula="of:=[P07.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7.E25]"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7.E26]" office:value-type="string" office:string-value="Vérification manuelle + lecture du contenu" calcext:value-type="string">
            <text:p>Vérification manuelle + lecture du contenu</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7.E27]" office:value-type="string" office:string-value="Vue adaptative du navigateur - Comparaison entre 2 onglets" calcext:value-type="string">
            <text:p>Vue adaptative du navigateur - Comparaison entre 2 onglet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7.E28]" office:value-type="string" office:string-value="Stylus (avec feuille de style pour tester l'espacement des caractères)" calcext:value-type="string">
            <text:p>Stylus (avec feuille de style pour tester l'espacement des caractère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9]" office:value-type="string" office:string-value="Formulaires" calcext:value-type="string" table:number-columns-spanned="1" table:number-rows-spanned="5">
            <text:p>Formulaires</text:p>
          </table:table-cell>
          <table:table-cell table:style-name="ce8" table:formula="of:=[P07.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7.E2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7.E30]"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7.E3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7.E3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7.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7.E3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34]" office:value-type="string" office:string-value="Navigation" calcext:value-type="string">
            <text:p>Navigation</text:p>
          </table:table-cell>
          <table:table-cell table:style-name="ce8" table:formula="of:=[P07.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7.E3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35]" office:value-type="string" office:string-value="Consultation" calcext:value-type="string" table:number-columns-spanned="1" table:number-rows-spanned="3">
            <text:p>Consultation</text:p>
          </table:table-cell>
          <table:table-cell table:style-name="ce8" table:formula="of:=[P07.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7.E35]"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7.E3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7.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7.E3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8.F4:P08.F37">
            <calcext:condition calcext:apply-style-name="Statut - Oui (problème détecté)" calcext:value="=&quot;Oui&quot;" calcext:base-cell-address="P08.F4"/>
            <calcext:condition calcext:apply-style-name="Statut - Non (problème non détecté)" calcext:value="=&quot;Non&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8.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8.A3]" office:value-type="string" office:string-value="Thématique(s) RGAA associée(s)" calcext:value-type="string">
            <text:p>Thématique(s) RGAA associée(s)</text:p>
          </table:table-cell>
          <table:table-cell table:style-name="En-tête_20_de_20_tableau" table:formula="of:=[P08.B3]" office:value-type="string" office:string-value="Numéro de règle" calcext:value-type="string">
            <text:p>Numéro de règle</text:p>
          </table:table-cell>
          <table:table-cell table:style-name="En-tête_20_de_20_tableau" table:formula="of:=[P08.C3]" office:value-type="string" office:string-value="Règle" calcext:value-type="string">
            <text:p>Règle</text:p>
          </table:table-cell>
          <table:table-cell table:style-name="En-tête_20_de_20_tableau" table:formula="of:=[P08.D3]" office:value-type="string" office:string-value="Critères RGAA ciblés" calcext:value-type="string">
            <text:p>Critères RGAA ciblés</text:p>
          </table:table-cell>
          <table:table-cell table:style-name="En-tête_20_de_20_tableau" table:formula="of:=[P08.E3]" office:value-type="string" office:string-value="Comment tester (outils)" calcext:value-type="string">
            <text:p>Comment tester (outils)</text:p>
          </table:table-cell>
          <table:table-cell table:style-name="En-tête_20_de_20_tableau" table:formula="of:=[P08.F3]" office:value-type="string" office:string-value="Problème détecté" calcext:value-type="string">
            <text:p>Problème détecté</text:p>
          </table:table-cell>
          <table:table-cell table:style-name="En-tête_20_de_20_tableau" table:formula="of:=[P08.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8.A4]" office:value-type="string" office:string-value="Images" calcext:value-type="string" table:number-columns-spanned="1" table:number-rows-spanned="4">
            <text:p>Images</text:p>
          </table:table-cell>
          <table:table-cell table:style-name="ce8" table:formula="of:=[P08.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8.E4]"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8.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8.E6]"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8.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8]" office:value-type="string" office:string-value="Cadres" calcext:value-type="string">
            <text:p>Cadres</text:p>
          </table:table-cell>
          <table:table-cell table:style-name="ce8" table:formula="of:=[P08.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8.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9]" office:value-type="string" office:string-value="Couleurs" calcext:value-type="string" table:number-columns-spanned="1" table:number-rows-spanned="2">
            <text:p>Couleurs</text:p>
          </table:table-cell>
          <table:table-cell table:style-name="ce8" table:formula="of:=[P08.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8.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8.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11]" office:value-type="string" office:string-value="Multimédia" calcext:value-type="string" table:number-columns-spanned="1" table:number-rows-spanned="4">
            <text:p>Multimédia</text:p>
          </table:table-cell>
          <table:table-cell table:style-name="ce8" table:formula="of:=[P08.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8.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8.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8.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8.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8.A15]" office:value-type="string" office:string-value="Multimédia, Scripts, Présentation, Navigation" calcext:value-type="string">
            <text:p>Multimédia, Scripts, Présentation, Navigation</text:p>
          </table:table-cell>
          <table:table-cell table:style-name="ce8" table:formula="of:=[P08.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8.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8.A16]" office:value-type="string" office:string-value="Tableaux" calcext:value-type="string" table:number-columns-spanned="1" table:number-rows-spanned="2">
            <text:p>Tableaux</text:p>
          </table:table-cell>
          <table:table-cell table:style-name="ce8" table:formula="of:=[P08.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8.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8.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8.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8.A18]" office:value-type="string" office:string-value="Liens" calcext:value-type="string" table:number-columns-spanned="1" table:number-rows-spanned="2">
            <text:p>Liens</text:p>
          </table:table-cell>
          <table:table-cell table:style-name="ce8" table:formula="of:=[P08.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8.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8.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8.A20]" office:value-type="string" office:string-value="Éléments obligatoires" calcext:value-type="string" table:number-columns-spanned="1" table:number-rows-spanned="3">
            <text:p>Éléments obligatoires</text:p>
          </table:table-cell>
          <table:table-cell table:style-name="ce8" table:formula="of:=[P08.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8.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8.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8.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3]" office:value-type="string" office:string-value="Structuration" calcext:value-type="string" table:number-columns-spanned="1" table:number-rows-spanned="2">
            <text:p>Structuration</text:p>
          </table:table-cell>
          <table:table-cell table:style-name="ce8" table:formula="of:=[P08.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8.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8.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25]" office:value-type="string" office:string-value="Présentation" calcext:value-type="string" table:number-columns-spanned="1" table:number-rows-spanned="4">
            <text:p>Présentation</text:p>
          </table:table-cell>
          <table:table-cell table:style-name="ce8" table:formula="of:=[P08.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8.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8.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8.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8.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9]" office:value-type="string" office:string-value="Formulaires" calcext:value-type="string" table:number-columns-spanned="1" table:number-rows-spanned="5">
            <text:p>Formulaires</text:p>
          </table:table-cell>
          <table:table-cell table:style-name="ce8" table:formula="of:=[P08.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8.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8.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8.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8.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8.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8.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34]" office:value-type="string" office:string-value="Navigation" calcext:value-type="string">
            <text:p>Navigation</text:p>
          </table:table-cell>
          <table:table-cell table:style-name="ce8" table:formula="of:=[P08.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8.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35]" office:value-type="string" office:string-value="Consultation" calcext:value-type="string" table:number-columns-spanned="1" table:number-rows-spanned="3">
            <text:p>Consultation</text:p>
          </table:table-cell>
          <table:table-cell table:style-name="ce8" table:formula="of:=[P08.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8.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8.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8.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8.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9.F4:P09.F37">
            <calcext:condition calcext:apply-style-name="Statut - Oui (problème détecté)" calcext:value="=&quot;Oui&quot;" calcext:base-cell-address="P09.F4"/>
            <calcext:condition calcext:apply-style-name="Statut - Non (problème non détecté)" calcext:value="=&quot;Non&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9.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9.A3]" office:value-type="string" office:string-value="Thématique(s) RGAA associée(s)" calcext:value-type="string">
            <text:p>Thématique(s) RGAA associée(s)</text:p>
          </table:table-cell>
          <table:table-cell table:style-name="En-tête_20_de_20_tableau" table:formula="of:=[P09.B3]" office:value-type="string" office:string-value="Numéro de règle" calcext:value-type="string">
            <text:p>Numéro de règle</text:p>
          </table:table-cell>
          <table:table-cell table:style-name="En-tête_20_de_20_tableau" table:formula="of:=[P09.C3]" office:value-type="string" office:string-value="Règle" calcext:value-type="string">
            <text:p>Règle</text:p>
          </table:table-cell>
          <table:table-cell table:style-name="En-tête_20_de_20_tableau" table:formula="of:=[P09.D3]" office:value-type="string" office:string-value="Critères RGAA ciblés" calcext:value-type="string">
            <text:p>Critères RGAA ciblés</text:p>
          </table:table-cell>
          <table:table-cell table:style-name="En-tête_20_de_20_tableau" table:formula="of:=[P09.E3]" office:value-type="string" office:string-value="Comment tester (outils)" calcext:value-type="string">
            <text:p>Comment tester (outils)</text:p>
          </table:table-cell>
          <table:table-cell table:style-name="En-tête_20_de_20_tableau" table:formula="of:=[P09.F3]" office:value-type="string" office:string-value="Problème détecté" calcext:value-type="string">
            <text:p>Problème détecté</text:p>
          </table:table-cell>
          <table:table-cell table:style-name="En-tête_20_de_20_tableau" table:formula="of:=[P09.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9.A4]" office:value-type="string" office:string-value="Images" calcext:value-type="string" table:number-columns-spanned="1" table:number-rows-spanned="4">
            <text:p>Images</text:p>
          </table:table-cell>
          <table:table-cell table:style-name="ce8" table:formula="of:=[P09.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9.E4]"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9.E5]"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9.E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9.E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8]" office:value-type="string" office:string-value="Cadres" calcext:value-type="string">
            <text:p>Cadres</text:p>
          </table:table-cell>
          <table:table-cell table:style-name="ce8" table:formula="of:=[P09.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9.E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9]" office:value-type="string" office:string-value="Couleurs" calcext:value-type="string" table:number-columns-spanned="1" table:number-rows-spanned="2">
            <text:p>Couleurs</text:p>
          </table:table-cell>
          <table:table-cell table:style-name="ce8" table:formula="of:=[P09.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9.E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9.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11]" office:value-type="string" office:string-value="Multimédia" calcext:value-type="string" table:number-columns-spanned="1" table:number-rows-spanned="4">
            <text:p>Multimédia</text:p>
          </table:table-cell>
          <table:table-cell table:style-name="ce8" table:formula="of:=[P09.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9.E11]"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9.E1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9.E1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9.E1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9.A15]" office:value-type="string" office:string-value="Multimédia, Scripts, Présentation, Navigation" calcext:value-type="string">
            <text:p>Multimédia, Scripts, Présentation, Navigation</text:p>
          </table:table-cell>
          <table:table-cell table:style-name="ce8" table:formula="of:=[P09.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9.E15]" office:value-type="string" office:string-value="Touche tabulation du clavier sur Firefox" calcext:value-type="string">
            <text:p>Touche tabulation du clavier sur Firefox</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9.A16]" office:value-type="string" office:string-value="Tableaux" calcext:value-type="string" table:number-columns-spanned="1" table:number-rows-spanned="2">
            <text:p>Tableaux</text:p>
          </table:table-cell>
          <table:table-cell table:style-name="ce8" table:formula="of:=[P09.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9.E16]"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9.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9.E17]"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9.A18]" office:value-type="string" office:string-value="Liens" calcext:value-type="string" table:number-columns-spanned="1" table:number-rows-spanned="2">
            <text:p>Liens</text:p>
          </table:table-cell>
          <table:table-cell table:style-name="ce8" table:formula="of:=[P09.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9.E1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9.E19]"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9.A20]" office:value-type="string" office:string-value="Éléments obligatoires" calcext:value-type="string" table:number-columns-spanned="1" table:number-rows-spanned="3">
            <text:p>Éléments obligatoires</text:p>
          </table:table-cell>
          <table:table-cell table:style-name="ce8" table:formula="of:=[P09.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9.E20]" office:value-type="string" office:string-value="Validateur HTML" calcext:value-type="string">
            <text:p>Validateur HTML</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9.E2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9.E22]"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3]" office:value-type="string" office:string-value="Structuration" calcext:value-type="string" table:number-columns-spanned="1" table:number-rows-spanned="2">
            <text:p>Structuration</text:p>
          </table:table-cell>
          <table:table-cell table:style-name="ce8" table:formula="of:=[P09.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9.E23]" office:value-type="string" office:string-value="HeadingsMap" calcext:value-type="string">
            <text:p>HeadingsMap</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9.E24]"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25]" office:value-type="string" office:string-value="Présentation" calcext:value-type="string" table:number-columns-spanned="1" table:number-rows-spanned="4">
            <text:p>Présentation</text:p>
          </table:table-cell>
          <table:table-cell table:style-name="ce8" table:formula="of:=[P09.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9.E25]"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9.E26]" office:value-type="string" office:string-value="Vérification manuelle + lecture du contenu" calcext:value-type="string">
            <text:p>Vérification manuelle + lecture du contenu</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9.E27]" office:value-type="string" office:string-value="Vue adaptative du navigateur - Comparaison entre 2 onglets" calcext:value-type="string">
            <text:p>Vue adaptative du navigateur - Comparaison entre 2 onglet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9.E28]" office:value-type="string" office:string-value="Stylus (avec feuille de style pour tester l'espacement des caractères)" calcext:value-type="string">
            <text:p>Stylus (avec feuille de style pour tester l'espacement des caractère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9]" office:value-type="string" office:string-value="Formulaires" calcext:value-type="string" table:number-columns-spanned="1" table:number-rows-spanned="5">
            <text:p>Formulaires</text:p>
          </table:table-cell>
          <table:table-cell table:style-name="ce8" table:formula="of:=[P09.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9.E2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9.E30]"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9.E3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9.E3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9.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9.E3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34]" office:value-type="string" office:string-value="Navigation" calcext:value-type="string">
            <text:p>Navigation</text:p>
          </table:table-cell>
          <table:table-cell table:style-name="ce8" table:formula="of:=[P09.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9.E3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35]" office:value-type="string" office:string-value="Consultation" calcext:value-type="string" table:number-columns-spanned="1" table:number-rows-spanned="3">
            <text:p>Consultation</text:p>
          </table:table-cell>
          <table:table-cell table:style-name="ce8" table:formula="of:=[P09.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9.E35]"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9.E3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9.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9.E3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10.F4:P10.F37">
            <calcext:condition calcext:apply-style-name="Statut - Oui (problème détecté)" calcext:value="=&quot;Oui&quot;" calcext:base-cell-address="P10.F4"/>
            <calcext:condition calcext:apply-style-name="Statut - Non (problème non détecté)" calcext:value="=&quot;Non&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3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7">00/00/0000</text:date>, <text:time style:data-style-name="N2" text:time-value="16:46:16.057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7T16:46:52.548000000</dc:date>
    <meta:editing-duration>P1DT2H23M6S</meta:editing-duration>
    <meta:editing-cycles>102</meta:editing-cycles>
    <meta:generator>LibreOffice/7.2.4.1$Windows_X86_64 LibreOffice_project/27d75539669ac387bb498e35313b970b7fe9c4f9</meta:generator>
    <meta:document-statistic meta:table-count="15" meta:cell-count="2179" meta:object-count="0"/>
  </office:meta>
</office:document-meta>
</file>